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3.54541666666667cm"/>
    </style:style>
    <style:style style:name="co4" style:family="table-column">
      <style:table-column-properties fo:break-before="auto" style:column-width="4.70958333333333cm" style:use-optimal-column-width="true"/>
    </style:style>
    <style:style style:name="co5" style:family="table-column">
      <style:table-column-properties fo:break-before="auto" style:column-width="2.88395833333333cm"/>
    </style:style>
    <style:style style:name="co6" style:family="table-column">
      <style:table-column-properties fo:break-before="auto" style:column-width="4.550833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6" table:default-cell-style-name="ce1"/>
        <table:table-row table:style-name="ro1">
          <table:table-cell table:style-name="ce1"/>
          <table:table-cell office:value-type="string" table:style-name="ce1">
            <text:p>Club Worth</text:p>
          </table:table-cell>
          <table:table-cell office:value-type="string" table:style-name="ce1">
            <text:p>Profitability</text:p>
          </table:table-cell>
          <table:table-cell office:value-type="string" table:style-name="ce1">
            <text:p>Profitability Multiplier</text:p>
          </table:table-cell>
          <table:table-cell office:value-type="string" table:style-name="ce1">
            <text:p>Divide Multiplier</text:p>
          </table:table-cell>
          <table:table-cell office:value-type="string" table:style-name="ce1">
            <text:p>Transfer Budget (Current)</text:p>
          </table:table-cell>
          <table:table-cell office:value-type="string" table:style-name="ce1">
            <text:p>New Calculation</text:p>
          </table:table-cell>
          <table:table-cell office:value-type="string" table:style-name="ce1">
            <text:p>Caught In Finance Colum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nchester City</text:p>
          </table:table-cell>
          <table:table-cell office:value-type="float" office:value="3424000000" table:style-name="ce1">
            <text:p>3424000000</text:p>
          </table:table-cell>
          <table:table-cell office:value-type="float" office:value="1" table:style-name="ce1">
            <text:p>1</text:p>
          </table:table-cell>
          <table:table-cell office:value-type="float" office:value="350" table:style-name="ce1">
            <text:p>350</text:p>
          </table:table-cell>
          <table:table-cell office:value-type="float" office:value="10000" table:style-name="ce1">
            <text:p>10000</text:p>
          </table:table-cell>
          <table:table-cell office:value-type="currency" office:value="116844000" table:style-name="ce2">
            <text:p>£116,844,000</text:p>
          </table:table-cell>
          <table:table-cell office:value-type="currency" office:value="119840000" table:formula="of:=([.B2]/[.E2])*[.D2]" table:style-name="ce2">
            <text:p>£119,840,000</text:p>
          </table:table-cell>
          <table:table-cell office:value-type="float" office:value="3000000001" table:style-name="ce1">
            <text:p>30000000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helsea</text:p>
          </table:table-cell>
          <table:table-cell office:value-type="float" office:value="2585600000" table:style-name="ce1">
            <text:p>2585600000</text:p>
          </table:table-cell>
          <table:table-cell office:value-type="float" office:value="4" table:style-name="ce1">
            <text:p>4</text:p>
          </table:table-cell>
          <table:table-cell office:value-type="float" office:value="450" table:style-name="ce1">
            <text:p>450</text:p>
          </table:table-cell>
          <table:table-cell office:value-type="float" office:value="10000" table:style-name="ce1">
            <text:p>10000</text:p>
          </table:table-cell>
          <table:table-cell office:value-type="currency" office:value="122454016" table:style-name="ce2">
            <text:p>£122,454,016</text:p>
          </table:table-cell>
          <table:table-cell office:value-type="currency" office:value="116352000" table:formula="of:=([.B3]/[.E3])*[.D3]" table:style-name="ce2">
            <text:p>£116,352,000</text:p>
          </table:table-cell>
          <table:table-cell office:value-type="float" office:value="2000000000" table:style-name="ce1">
            <text:p>2000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verton</text:p>
          </table:table-cell>
          <table:table-cell office:value-type="float" office:value="705600000" table:style-name="ce1">
            <text:p>705600000</text:p>
          </table:table-cell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10000" table:style-name="ce1">
            <text:p>10000</text:p>
          </table:table-cell>
          <table:table-cell office:value-type="currency" office:value="35632800" table:style-name="ce2">
            <text:p>£35,632,800</text:p>
          </table:table-cell>
          <table:table-cell office:value-type="currency" office:value="70560000" table:formula="of:=([.B4]/[.E4])*[.D4]" table:style-name="ce2">
            <text:p>£70,560,000</text:p>
          </table:table-cell>
          <table:table-cell office:value-type="float" office:value="500000001" table:style-name="ce1">
            <text:p>5000000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atford</text:p>
          </table:table-cell>
          <table:table-cell office:value-type="float" office:value="531200000" table:style-name="ce1">
            <text:p>531200000</text:p>
          </table:table-cell>
          <table:table-cell office:value-type="float" office:value="4" table:style-name="ce1">
            <text:p>4</text:p>
          </table:table-cell>
          <table:table-cell office:value-type="float" office:value="450" table:style-name="ce1">
            <text:p>450</text:p>
          </table:table-cell>
          <table:table-cell office:value-type="float" office:value="10000" table:style-name="ce1">
            <text:p>10000</text:p>
          </table:table-cell>
          <table:table-cell office:value-type="currency" office:value="14720000" table:style-name="ce2">
            <text:p>£14,720,000</text:p>
          </table:table-cell>
          <table:table-cell office:value-type="currency" office:value="23904000" table:formula="of:=([.B5]/[.E5])*[.D5]" table:style-name="ce2">
            <text:p>£23,904,000</text:p>
          </table:table-cell>
          <table:table-cell office:value-type="float" office:value="500000001" table:style-name="ce1">
            <text:p>5000000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orwich</text:p>
          </table:table-cell>
          <table:table-cell office:value-type="float" office:value="430080000" table:style-name="ce1">
            <text:p>430080000</text:p>
          </table:table-cell>
          <table:table-cell office:value-type="float" office:value="6" table:style-name="ce1">
            <text:p>6</text:p>
          </table:table-cell>
          <table:table-cell office:value-type="float" office:value="750" table:style-name="ce1">
            <text:p>750</text:p>
          </table:table-cell>
          <table:table-cell office:value-type="float" office:value="10000" table:style-name="ce1">
            <text:p>10000</text:p>
          </table:table-cell>
          <table:table-cell office:value-type="currency" office:value="23989862" table:style-name="ce2">
            <text:p>£23,989,862</text:p>
          </table:table-cell>
          <table:table-cell office:value-type="currency" office:value="32256000" table:formula="of:=([.B6]/[.E6])*[.D6]" table:style-name="ce2">
            <text:p>£32,256,000</text:p>
          </table:table-cell>
          <table:table-cell office:value-type="float" office:value="250000001" table:style-name="ce1">
            <text:p>2500000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est Brom</text:p>
          </table:table-cell>
          <table:table-cell office:value-type="float" office:value="256000000" table:style-name="ce1">
            <text:p>256000000</text:p>
          </table:table-cell>
          <table:table-cell office:value-type="float" office:value="6" table:style-name="ce1">
            <text:p>6</text:p>
          </table:table-cell>
          <table:table-cell office:value-type="float" office:value="750" table:style-name="ce1">
            <text:p>750</text:p>
          </table:table-cell>
          <table:table-cell office:value-type="float" office:value="10000" table:style-name="ce1">
            <text:p>10000</text:p>
          </table:table-cell>
          <table:table-cell office:value-type="currency" office:value="14720000" table:style-name="ce2">
            <text:p>£14,720,000</text:p>
          </table:table-cell>
          <table:table-cell office:value-type="currency" office:value="19200000" table:formula="of:=([.B7]/[.E7])*[.D7]" table:style-name="ce2">
            <text:p>£19,200,000</text:p>
          </table:table-cell>
          <table:table-cell office:value-type="float" office:value="250000001" table:style-name="ce1">
            <text:p>2500000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wansea</text:p>
          </table:table-cell>
          <table:table-cell office:value-type="float" office:value="192000000" table:style-name="ce1">
            <text:p>192000000</text:p>
          </table:table-cell>
          <table:table-cell office:value-type="float" office:value="7" table:style-name="ce1">
            <text:p>7</text:p>
          </table:table-cell>
          <table:table-cell office:value-type="float" office:value="300" table:style-name="ce1">
            <text:p>300</text:p>
          </table:table-cell>
          <table:table-cell office:value-type="float" office:value="10000" table:style-name="ce1">
            <text:p>10000</text:p>
          </table:table-cell>
          <table:table-cell office:value-type="currency" office:value="10560000" table:style-name="ce2">
            <text:p>£10,560,000</text:p>
          </table:table-cell>
          <table:table-cell office:value-type="currency" office:value="5760000" table:formula="of:=([.B8]/[.E8])*[.D8]" table:style-name="ce2">
            <text:p>£5,760,000</text:p>
          </table:table-cell>
          <table:table-cell office:value-type="float" office:value="150000001" table:style-name="ce1">
            <text:p>1500000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ologna</text:p>
          </table:table-cell>
          <table:table-cell office:value-type="float" office:value="108800000" table:style-name="ce1">
            <text:p>108800000</text:p>
          </table:table-cell>
          <table:table-cell office:value-type="float" office:value="3" table:style-name="ce1">
            <text:p>3</text:p>
          </table:table-cell>
          <table:table-cell office:value-type="float" office:value="2000" table:style-name="ce1">
            <text:p>2000</text:p>
          </table:table-cell>
          <table:table-cell office:value-type="float" office:value="10000" table:style-name="ce1">
            <text:p>10000</text:p>
          </table:table-cell>
          <table:table-cell office:value-type="currency" office:value="7072000" table:style-name="ce2">
            <text:p>£7,072,000</text:p>
          </table:table-cell>
          <table:table-cell office:value-type="currency" office:value="21760000" table:formula="of:=([.B9]/[.E9])*[.D9]" table:style-name="ce2">
            <text:p>£21,760,000</text:p>
          </table:table-cell>
          <table:table-cell office:value-type="float" office:value="100000001" table:style-name="ce1">
            <text:p>1000000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heffield United</text:p>
          </table:table-cell>
          <table:table-cell office:value-type="float" office:value="425600000" table:style-name="ce1">
            <text:p>425600000</text:p>
          </table:table-cell>
          <table:table-cell office:value-type="float" office:value="9" table:style-name="ce1">
            <text:p>9</text:p>
          </table:table-cell>
          <table:table-cell office:value-type="float" office:value="450" table:style-name="ce1">
            <text:p>450</text:p>
          </table:table-cell>
          <table:table-cell office:value-type="float" office:value="10000" table:style-name="ce1">
            <text:p>10000</text:p>
          </table:table-cell>
          <table:table-cell office:value-type="currency" office:value="7072000" table:style-name="ce2">
            <text:p>£7,072,000</text:p>
          </table:table-cell>
          <table:table-cell office:value-type="currency" office:value="19152000" table:formula="of:=([.B10]/[.E10])*[.D10]" table:style-name="ce2">
            <text:p>£19,152,000</text:p>
          </table:table-cell>
          <table:table-cell office:value-type="float" office:value="250000001" table:style-name="ce1">
            <text:p>2500000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outhampton</text:p>
          </table:table-cell>
          <table:table-cell office:value-type="float" office:value="551040000" table:style-name="ce1">
            <text:p>551040000</text:p>
          </table:table-cell>
          <table:table-cell office:value-type="float" office:value="5" table:style-name="ce1">
            <text:p>5</text:p>
          </table:table-cell>
          <table:table-cell office:value-type="float" office:value="400" table:style-name="ce1">
            <text:p>400</text:p>
          </table:table-cell>
          <table:table-cell office:value-type="float" office:value="10000" table:style-name="ce1">
            <text:p>10000</text:p>
          </table:table-cell>
          <table:table-cell office:value-type="currency" office:value="7072000" table:style-name="ce2">
            <text:p>£7,072,000</text:p>
          </table:table-cell>
          <table:table-cell office:value-type="currency" office:value="22041600" table:formula="of:=([.B11]/[.E11])*[.D11]" table:style-name="ce2">
            <text:p>£22,041,600</text:p>
          </table:table-cell>
          <table:table-cell office:value-type="float" office:value="500000001" table:style-name="ce1">
            <text:p>5000000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purs</text:p>
          </table:table-cell>
          <table:table-cell office:value-type="float" office:value="2184960000" table:style-name="ce1">
            <text:p>2184960000</text:p>
          </table:table-cell>
          <table:table-cell office:value-type="float" office:value="5" table:style-name="ce1">
            <text:p>5</text:p>
          </table:table-cell>
          <table:table-cell office:value-type="float" office:value="475" table:style-name="ce1">
            <text:p>475</text:p>
          </table:table-cell>
          <table:table-cell office:value-type="float" office:value="10000" table:style-name="ce1">
            <text:p>10000</text:p>
          </table:table-cell>
          <table:table-cell office:value-type="currency" office:value="7072000" table:style-name="ce2">
            <text:p>£7,072,000</text:p>
          </table:table-cell>
          <table:table-cell office:value-type="currency" office:value="103785600" table:formula="of:=([.B12]/[.E12])*[.D12]" table:style-name="ce2">
            <text:p>£103,785,600</text:p>
          </table:table-cell>
          <table:table-cell office:value-type="float" office:value="2000000000" table:style-name="ce1">
            <text:p>2000000000</text:p>
          </table:table-cell>
          <table:table-cell table:number-columns-repeated="16376"/>
        </table:table-row>
        <table:table-row table:number-rows-repeated="1048564" table:style-name="ro1">
          <table:table-cell table:number-columns-repeated="16384"/>
        </table:table-row>
      </table:table>
      <table:table table:name="Sheet2" table:style-name="ta1">
        <table:table-column table:style-name="co2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2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0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36P0"/>
    </number:currency-style>
    <number:currency-style style:name="N37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dc:creator>Paul Garlick</dc:creator>
    <meta:creation-date>2020-01-11T12:52:10Z</meta:creation-date>
    <dc:date>2020-07-11T09:53:04Z</dc:date>
    <meta:editing-cycles>6</meta:editing-cycles>
    <meta:editing-duration>PT4233S</meta:editing-duration>
  </office:meta>
</office:document-meta>
</file>